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21"/>
    <style:style style:name="ce6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10.05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15.05.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4">
            <text:p>16. Mai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5">
            <text:p>22. Mai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6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number:date-style style:name="N38">
      <number:day number:style="long"/>
      <number:text>. 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24T15:02:44Z</dc:date>
    <meta:editing-duration>PT0S</meta:editing-duration>
  </office:meta>
</office:document-meta>
</file>